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ntest.addSetup( Sequential 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test.setShutdownUnit( WaitFor . 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getTeardow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untest.processException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Funtest.setTimeoutUnit( WaitFor . Unit un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newParallel( long parallel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untest.execute(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Funtest.addApplication( Sequential 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test.addCondition( Condition newCond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test.addTests( Sequential 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test.getTes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addBlock( BlockFor 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test.ignoringThrowable( String type , Throwable throw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ntest.setShutdownTime( long shutdown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setFailureMessage( String failure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addReporting( Sequential 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test.setFailOnTeardownErrors( boolean failOnTeardown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getApplication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addTeardown( Sequential seque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test.getTask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logOverride( String name , Object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untest.bind( Task t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untest.setFailureProperty( String failure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ntest.newParallel( long parallelTimeout , Task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